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e113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2b3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b55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67a7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753d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94b4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T31" style:family="text">
      <style:text-properties officeooo:rsid="00df8cea"/>
    </style:style>
    <style:style style:name="T32" style:family="text">
      <style:text-properties style:font-name="Wingdings" officeooo:rsid="00df8cea" style:font-name-asian="Wingdings" style:font-name-complex="Wingdings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62028191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000474501" text:style-name="L2">
        <text:list-item>
          <text:p text:style-name="P27">✅Написати SQL-скрипт розгортання бази даних ЛР1, повинен містити такі SQL-оператори:</text:p>
          <text:list>
            <text:list-item>
              <text:p text:style-name="P28"><text:span text:style-name="T30">✅</text:span>USE</text:p>
            </text:list-item>
            <text:list-item>
              <text:p text:style-name="P29"><text:span text:style-name="T30">✅</text:span>CREATE DATABASE</text:p>
              <text:list>
                <text:list-item>
                  <text:p text:style-name="P30"><text:span text:style-name="T30">✅</text:span>Для файлу даних встановити: NAME, FILENAME, SIZE, MAXSIZE, FILEGROWTH.</text:p>
                </text:list-item>
                <text:list-item>
                  <text:p text:style-name="P31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2"><text:span text:style-name="T30">✅</text:span>Створити FILEGROUP.</text:p>
                </text:list-item>
              </text:list>
            </text:list-item>
            <text:list-item>
              <text:p text:style-name="P33">✅CREATE SCHEMA</text:p>
            </text:list-item>
            <text:list-item>
              <text:p text:style-name="P28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5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8">✅PRIMARY KEY</text:p>
                    </text:list-item>
                    <text:list-item>
                      <text:p text:style-name="P36">✅FOREIGN KEY</text:p>
                    </text:list-item>
                    <text:list-item>
                      <text:p text:style-name="P37">✅UNIQUE</text:p>
                    </text:list-item>
                    <text:list-item>
                      <text:p text:style-name="P36">✅NOT NULL</text:p>
                    </text:list-item>
                    <text:list-item>
                      <text:p text:style-name="P36">✅CHECK</text:p>
                    </text:list-item>
                    <text:list-item>
                      <text:p text:style-name="P38">✅DEFAULT</text:p>
                    </text:list-item>
                  </text:list>
                </text:list-item>
                <text:list-item>
                  <text:p text:style-name="P39">✅Розмістити таблиці по двох файлових групах PRIMARY та StorageFileGroup.</text:p>
                </text:list-item>
                <text:list-item>
                  <text:p text:style-name="P33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40">✅INSERT (додати щонайменше 10 записів у кожну таблицю).</text:p>
            </text:list-item>
          </text:list>
        </text:list-item>
        <text:list-item>
          <text:p text:style-name="P28">Написати SQL-скрипт оновлення бази даних, повинен містити такі SQL-оператори:</text:p>
          <text:list>
            <text:list-item>
              <text:p text:style-name="P41">✅USE</text:p>
            </text:list-item>
            <text:list-item>
              <text:p text:style-name="P42">✅CREATE TABLE - Перед створенням таблиці видалити таблицю з такою ж назвою, якщо вона існує.</text:p>
            </text:list-item>
            <text:list-item>
              <text:p text:style-name="P44">✅ALTER TABLE</text:p>
              <text:list>
                <text:list-item>
                  <text:p text:style-name="P43">✅Додати нову колонку до таблиці.</text:p>
                </text:list-item>
                <text:list-item>
                  <text:p text:style-name="P45"><text:span text:style-name="Strong_20_Emphasis"><text:span text:style-name="T33">❌</text:span></text:span>Змінити ім'я/✅тип колонки таблиці.</text:p>
                </text:list-item>
                <text:list-item>
                  <text:p text:style-name="P46">✅Додати/✅видалити CONSTRAINT.</text:p>
                </text:list-item>
              </text:list>
            </text:list-item>
            <text:list-item>
              <text:p text:style-name="P47">✅UPDATE (змінити деякі записи у кількох таблицях).</text:p>
            </text:list-item>
            <text:list-item>
              <text:p text:style-name="P48">✅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2669164366" text:style-name="L3">
        <text:list-item>
          <text:p text:style-name="P49">Заняття(з предмету) — проводиться:</text:p>
          <text:list>
            <text:list-item>
              <text:p text:style-name="P49">щотижня, або тільки по чисельникам/знаменникам;</text:p>
            </text:list-item>
            <text:list-item>
              <text:p text:style-name="P50">у день тижня</text:p>
            </text:list-item>
            <text:list-item>
              <text:p text:style-name="P50">для групи, <text:span text:style-name="T21">підгрупи</text:span></text:p>
            </text:list-item>
            <text:list-item>
              <text:p text:style-name="P51">у час</text:p>
            </text:list-item>
            <text:list-item>
              <text:p text:style-name="P52">викладачем</text:p>
            </text:list-item>
            <text:list-item>
              <text:p text:style-name="P52">в аудиторії</text:p>
            </text:list-item>
          </text:list>
        </text:list-item>
        <text:list-item>
          <text:p text:style-name="P49">Предмет</text:p>
        </text:list-item>
        <text:list-item>
          <text:p text:style-name="P49">Викладач</text:p>
        </text:list-item>
        <text:list-item>
          <text:p text:style-name="P49">Студент — <text:span text:style-name="T20">належить до групи та підгрупи</text:span></text:p>
        </text:list-item>
        <text:list-item>
          <text:p text:style-name="P49">Аудиторія</text:p>
        </text:list-item>
        <text:list-item>
          <text:p text:style-name="P49">Група(студентів) — <text:span text:style-name="T22">має куратора</text:span></text:p>
        </text:list-item>
      </text:list>
      <text:p text:style-name="P18">Таблиці:</text:p>
      <text:list xml:id="list2033482485" text:style-name="L4">
        <text:list-item>
          <text:p text:style-name="P53">Room(аудиторія)</text:p>
          <text:list>
            <text:list-item>
              <text:p text:style-name="P54">id INT PK</text:p>
            </text:list-item>
          </text:list>
        </text:list-item>
        <text:list-item>
          <text:p text:style-name="P55">Teacher(викладач)</text:p>
          <text:list>
            <text:list-item>
              <text:p text:style-name="P56">Id <text:span text:style-name="T24">INT </text:span>IDENTITY<text:span text:style-name="T26">(1, 1)</text:span> <text:span text:style-name="T23">PK</text:span></text:p>
            </text:list-item>
            <text:list-item>
              <text:p text:style-name="P57">FirstName TEXT NOT NULL</text:p>
            </text:list-item>
            <text:list-item>
              <text:p text:style-name="P57">LastName TEXT NOT NULL</text:p>
            </text:list-item>
          </text:list>
        </text:list-item>
        <text:list-item>
          <text:p text:style-name="P58">Group</text:p>
          <text:list>
            <text:list-item>
              <text:p text:style-name="P58">Id INT PK</text:p>
            </text:list-item>
            <text:list-item>
              <text:p text:style-name="P59">Name TEXT NOT NULL</text:p>
            </text:list-item>
            <text:list-item>
              <text:p text:style-name="P60">CuratorId INT NOT NULL FK(Teacher.Id)</text:p>
            </text:list-item>
          </text:list>
        </text:list-item>
        <text:list-item>
          <text:p text:style-name="P61">Class</text:p>
          <text:list>
            <text:list-item>
              <text:p text:style-name="P61">Id INT IDENTITY(1, 1) PK</text:p>
            </text:list-item>
            <text:list-item>
              <text:p text:style-name="P61">Name TEXT NOT NULL</text:p>
            </text:list-item>
          </text:list>
        </text:list-item>
        <text:list-item>
          <text:p text:style-name="P62">ClassType<text:span text:style-name="T25">(тип заняття)</text:span></text:p>
          <text:list>
            <text:list-item>
              <text:p text:style-name="P63">Id INT IDENTITY(1, 1) PK</text:p>
            </text:list-item>
            <text:list-item>
              <text:p text:style-name="P63">Name TEXT NOT NULL</text:p>
            </text:list-item>
          </text:list>
        </text:list-item>
        <text:list-item>
          <text:p text:style-name="P64">Schedule(розклад/заняття)</text:p>
          <text:list>
            <text:list-item>
              <text:p text:style-name="P65">Day SMALLINT NOT NULL BETWEEN 0 AND 6</text:p>
            </text:list-item>
            <text:list-item>
              <text:p text:style-name="P66">Time TIME NOT NULL</text:p>
            </text:list-item>
            <text:list-item>
              <text:p text:style-name="P67">IsOddWeek BIT</text:p>
            </text:list-item>
            <text:list-item>
              <text:p text:style-name="P67">ClassTypeId INT NOT NULL FK(ClassType.Id)</text:p>
            </text:list-item>
            <text:list-item>
              <text:p text:style-name="P67">ClassId INT NOT NULL FK(Class.Id)</text:p>
            </text:list-item>
            <text:list-item>
              <text:p text:style-name="P67">GroupId INT NOT NULL FK(Group.Id)</text:p>
            </text:list-item>
            <text:list-item>
              <text:p text:style-name="P67">Subgroup INT NOT NULL</text:p>
            </text:list-item>
            <text:list-item>
              <text:p text:style-name="P67">TeacherId INT NOT NULL <text:span text:style-name="T27">FK(Teacher.Id)</text:span></text:p>
            </text:list-item>
            <text:list-item>
              <text:p text:style-name="P68">RoomId INT NOT NULL FK(Room.Id)</text:p>
            </text:list-item>
          </text:list>
        </text:list-item>
        <text:list-item>
          <text:p text:style-name="P69">Student</text:p>
          <text:list>
            <text:list-item>
              <text:p text:style-name="P69">Id INT IDENTITY(1, 1) <text:span text:style-name="T29">PK</text:span></text:p>
            </text:list-item>
            <text:list-item>
              <text:p text:style-name="P69">FirstName TEXT NOT NULL</text:p>
            </text:list-item>
            <text:list-item>
              <text:p text:style-name="P69"><text:span text:style-name="T28">L</text:span>astName TEXT NOT NULL</text:p>
            </text:list-item>
            <text:list-item>
              <text:p text:style-name="P69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7:38:38.967199888</dc:date>
    <meta:editing-duration>PT8H5M49S</meta:editing-duration>
    <meta:editing-cycles>198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40" meta:non-whitespace-character-count="2813"/>
  </office:meta>
</office:document-meta>
</file>